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 000 Stemi === Normal 02 " svg:font-family="'000 Stemi === Normal 0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eMi" svg:font-family="SteMi" style:font-pitch="variable"/>
    <style:font-face style:name="SteMi SIL" svg:font-family="'SteMi SIL'" style:font-pitch="variable"/>
  </office:font-face-decls>
  <office:automatic-styles>
    <style:style style:name="P1" style:family="paragraph" style:parent-style-name="Standard">
      <style:text-properties style:font-name="SteMi" fo:font-size="96pt" officeooo:rsid="000b4f3a" officeooo:paragraph-rsid="000b4f3a" style:font-size-asian="96pt" style:font-size-complex="96pt"/>
    </style:style>
    <style:style style:name="P2" style:family="paragraph" style:parent-style-name="Standard">
      <loext:graphic-properties draw:fill-gradient-name="gradient" draw:fill-hatch-name="hatch"/>
      <style:paragraph-properties fo:line-height="200%"/>
      <style:text-properties style:font-name="SteMi" fo:font-size="96pt" officeooo:rsid="0013ea33" officeooo:paragraph-rsid="0013ea33" style:font-size-asian="96pt" style:font-size-complex="96pt"/>
    </style:style>
    <style:style style:name="P3" style:family="paragraph" style:parent-style-name="Standard">
      <loext:graphic-properties draw:fill-gradient-name="gradient" draw:fill-hatch-name="hatch"/>
      <style:paragraph-properties fo:line-height="200%"/>
      <style:text-properties style:font-name="SteMi" fo:font-size="96pt" officeooo:rsid="00167654" officeooo:paragraph-rsid="00167654" style:font-size-asian="96pt" style:font-size-complex="96pt"/>
    </style:style>
    <style:style style:name="P4" style:family="paragraph" style:parent-style-name="Standard">
      <style:text-properties style:font-name="SteMi" fo:font-size="28pt" officeooo:rsid="0013ea33" officeooo:paragraph-rsid="000b4f3a" style:font-size-asian="28pt" style:font-size-complex="28pt"/>
    </style:style>
    <style:style style:name="T1" style:family="text">
      <style:text-properties officeooo:rsid="0010314a"/>
    </style:style>
    <style:style style:name="T2" style:family="text">
      <style:text-properties style:font-name="SteMi SIL"/>
    </style:style>
    <style:style style:name="T3" style:family="text">
      <style:text-properties style:font-name="SteMi SIL" officeooo:rsid="0010314a"/>
    </style:style>
    <style:style style:name="T4" style:family="text">
      <style:text-properties style:font-name="SteMi SIL" officeooo:rsid="00171fb9"/>
    </style:style>
    <style:style style:name="T5" style:family="text">
      <style:text-properties style:font-name="SteMi SIL" officeooo:rsid="0017fb18"/>
    </style:style>
    <style:style style:name="T6" style:family="text">
      <style:text-properties officeooo:rsid="0015898f"/>
    </style:style>
    <style:style style:name="T7" style:family="text">
      <style:text-properties style:font-name="SteMi SIL" officeooo:rsid="0017fb18"/>
    </style:style>
    <style:style style:name="T8" style:family="text">
      <style:text-properties style:font-name=" 000 Stemi === Normal 02 " officeooo:rsid="0017fb18"/>
    </style:style>
    <style:style style:name="T9" style:family="text">
      <style:text-properties style:font-name=" 000 Stemi === Normal 02 " officeooo:rsid="00193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 y e ę o ą u i</text:p>
      <text:p text:style-name="P4"/>
      <text:p text:style-name="P2"><text:span text:style-name="T6">k ki g gi  t  d    ti    di  p  p  b  bi h hi m mi n ni  f  fi w wi</text:span></text:p>
      <text:p text:style-name="P3">   s   z   l   c    dZ    ł   r    cz  <text:span text:style-name="T2">dż  ć   dzi    sz   ż   </text:span><text:span text:style-name="T8">szcz </text:span><text:span text:style-name="T2">   ś   ź  </text:span><text:span text:style-name="T8">ść</text:span></text:p>
      <text:p text:style-name="P3"><text:span text:style-name="T8"> </text:span><text:span text:style-name="T9">ksz  psz  hsz  wsz  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 000 Stemi === Normal 02 " svg:font-family="'000 Stemi === Normal 0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eMi" svg:font-family="SteMi" style:font-pitch="variable"/>
    <style:font-face style:name="SteMi SIL" svg:font-family="'SteMi SIL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08:28:56.921705882</meta:creation-date>
    <dc:date>2023-07-17T10:22:47.888964567</dc:date>
    <meta:editing-duration>P4DT20H58M2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4" meta:word-count="51" meta:character-count="183" meta:non-whitespace-character-count="79"/>
  </office:meta>
</office:document-meta>
</file>